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paragraph-properties fo:line-height="200%" style:text-autospace="none"/>
      <style:text-properties fo:color="#000000" style:text-line-through-style="none" style:font-name="Calibri" fo:font-size="11pt" style:text-underline-style="none" fo:font-weight="normal" style:font-name-asian="Calibri" style:font-size-asian="11pt" style:font-weight-asian="normal" style:font-name-complex="Calibri" style:font-size-complex="11pt" style:font-weight-complex="normal"/>
    </style:style>
    <style:style style:name="P2" style:family="paragraph" style:parent-style-name="Standard">
      <style:paragraph-properties fo:line-height="200%" style:text-autospace="none"/>
      <style:text-properties fo:color="#000000" style:text-line-through-style="none" style:font-name="Calibri" fo:font-size="11pt" style:text-underline-style="none" fo:font-weight="bold" style:font-name-asian="Calibri" style:font-size-asian="11pt" style:font-weight-asian="bold" style:font-name-complex="Calibri" style:font-size-complex="11pt" style:font-weight-complex="bold"/>
    </style:style>
    <style:style style:name="P3" style:family="paragraph" style:parent-style-name="Standard">
      <style:paragraph-properties fo:line-height="200%" style:text-autospace="none"/>
      <style:text-properties fo:color="#000000" style:text-line-through-styl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4" style:family="paragraph" style:parent-style-name="Standard">
      <style:paragraph-properties fo:line-height="200%" style:text-autospace="none"/>
      <style:text-properties fo:color="#000000" style:text-line-through-style="none" style:font-name="Calibri" fo:font-size="11pt" fo:font-style="italic" style:text-underline-style="none" fo:font-weight="bold" style:font-name-asian="Calibri" style:font-size-asian="11pt" style:font-style-asian="italic" style:font-weight-asian="bold" style:font-name-complex="Calibri" style:font-size-complex="11pt" style:font-style-complex="italic" style:font-weight-complex="bold"/>
    </style:style>
    <style:style style:name="P5" style:family="paragraph" style:parent-style-name="Standard">
      <style:paragraph-properties fo:line-height="200%"/>
    </style:style>
    <style:style style:name="P6" style:family="paragraph" style:parent-style-name="Standard">
      <style:paragraph-properties fo:line-height="200%" style:text-autospace="none"/>
    </style:style>
    <style:style style:name="P7" style:family="paragraph" style:parent-style-name="Standard">
      <style:paragraph-properties fo:line-height="200%" style:text-autospace="none"/>
      <style:text-properties style:font-name="Calibri1" fo:font-size="12pt"/>
    </style:style>
    <style:style style:name="T1" style:family="text">
      <style:text-properties fo:color="#000000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T2" style:family="text">
      <style:text-properties fo:color="#0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6"><text:span text:style-name="T1"><text:s/>Francis Cottrell-Eshaghi</text:span><text:span text:style-name="T2"> </text:span></text:p>
      <text:p text:style-name="P2">UN 2001 R03/R04 </text:p>
      <text:p text:style-name="P2">12 November 2011 </text:p>
      <text:p text:style-name="P2">Project #3: Reflection</text:p>
      <text:p text:style-name="P2">Do you feel the project met the criteria? </text:p>
      <text:p text:style-name="P1">Yes it did, I made sure to look over the chapter and pay attention the contrast, repetition, alignment and proximity. I also think I met the criteria in the fact that I learned more about visual arguments and how they should be implemented. </text:p>
      <text:p text:style-name="P2">Did you adequately design your visual?: </text:p>
      <text:p text:style-name="P1">Although my design was not the most beautiful thing to look at, I feel that my design was adequate in that it met all the criteria for the project. I think I depends on what the standard for adequately means? </text:p>
      <text:p text:style-name="P2">How did ethos, pathos, and logos work in your final visual design?: </text:p>
      <text:p text:style-name="P4">Ethos: </text:p>
      <text:p text:style-name="P3">For this project, <text:s/>Type Moon is the company that made the original gal game, therefor I feel as though the company existence legitimizes my work.</text:p>
      <text:p text:style-name="P4">Pathos- </text:p>
      <text:p text:style-name="P3">The emotions I was trying to invoke was <text:s/>a seance of magic and wonder.</text:p>
      <text:p text:style-name="P4">Logos- </text:p>
      <text:p text:style-name="P3">The logical conclusion you where to find was that you would need to look up the title to find out more about the poster.</text:p>
      <text:p text:style-name="P2"><text:s/>What problems were there?: </text:p>
      <text:p text:style-name="P1">My argument will be to get people interested in the series by showing them a kind of mysterious poster that would make them want to find out more about it.</text:p>
      <text:p text:style-name="P2"><text:s/>Would you change anything?: </text:p>
      <text:p text:style-name="P7"><text:soft-page-break/>If I could go back in time I would like to change my skill level of drawing or I probably would have better luck making it in photo-shop so <text:s/>it would look bett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1-14T08:51:41</meta:creation-date>
    <meta:editing-duration>PT00H01M25S</meta:editing-duration>
    <meta:editing-cycles>2</meta:editing-cycles>
    <meta:generator>OpenOffice.org/3.2$Linux OpenOffice.org_project/320m12$Build-9483</meta:generator>
    <meta:print-date>2011-11-14T08:51:52</meta:print-date>
    <meta:document-statistic meta:table-count="0" meta:image-count="0" meta:object-count="0" meta:page-count="2" meta:paragraph-count="19" meta:word-count="257" meta:character-count="1412"/>
    <dc:date>2011-11-14T08:53:02</dc:date>
  </office:meta>
</office:document-meta>
</file>